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1"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1"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P3"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1" fo:font-size="8pt" fo:font-style="normal" fo:font-weight="normal" officeooo:rsid="000bb96e" officeooo:paragraph-rsid="0006b159" style:font-size-asian="8pt" style:font-style-asian="normal" style:font-weight-asian="normal" style:font-size-complex="8pt" style:font-style-complex="normal" style:font-weight-complex="normal"/>
    </style:style>
    <style:style style:name="P4" style:family="paragraph" style:parent-style-name="Standard">
      <loext:graphic-properties draw:fill="none"/>
      <style:paragraph-properties fo:margin-left="0cm" fo:margin-right="0cm" fo:margin-top="0.6cm" fo:margin-bottom="0.199cm" loext: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1"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5" style:family="paragraph" style:parent-style-name="Standard">
      <loext:graphic-properties draw:fill="none"/>
      <style:paragraph-properties fo:margin-left="0cm" fo:margin-right="0cm" fo:margin-top="0.4cm" fo:margin-bottom="0.199cm" loext: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1"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6" style:family="paragraph" style:parent-style-name="Standard">
      <loext:graphic-properties draw:fill="none"/>
      <style:paragraph-properties fo:margin-left="0cm" fo:margin-right="0cm" fo:margin-top="0.4cm" fo:margin-bottom="0.199cm" loext:contextual-spacing="false" fo:text-align="justify" style:justify-single-word="false" fo:text-indent="0cm" style:auto-text-indent="false" fo:break-before="page" fo:background-color="transparent" style:shadow="none">
        <style:tab-stops>
          <style:tab-stop style:position="0.499cm"/>
          <style:tab-stop style:position="8.999cm"/>
        </style:tab-stops>
      </style:paragraph-properties>
      <style:text-properties style:font-name="Calibri1"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7" style:family="paragraph" style:parent-style-name="Standard">
      <style:paragraph-properties>
        <style:tab-stops>
          <style:tab-stop style:position="0.499cm"/>
          <style:tab-stop style:position="8.999cm"/>
        </style:tab-stops>
      </style:paragraph-properties>
      <style:text-properties style:font-name="Calibri1" officeooo:rsid="0003f317" officeooo:paragraph-rsid="0003f317"/>
    </style:style>
    <style:style style:name="P8"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3f317" officeooo:paragraph-rsid="0003f317" style:font-size-asian="9pt" style:font-style-asian="italic" style:font-weight-asian="bold" style:font-size-complex="9pt" style:font-style-complex="italic" style:font-weight-complex="bold"/>
    </style:style>
    <style:style style:name="P9"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10"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1"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2"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13"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3f317" officeooo:paragraph-rsid="003395fd" style:font-size-asian="9pt" style:font-style-asian="italic" style:font-weight-asian="bold" style:font-size-complex="9pt" style:font-style-complex="italic" style:font-weight-complex="bold"/>
    </style:style>
    <style:style style:name="P14" style:family="paragraph" style:parent-style-name="Standard">
      <style:paragraph-properties>
        <style:tab-stops>
          <style:tab-stop style:position="0.499cm"/>
          <style:tab-stop style:position="2.461cm"/>
          <style:tab-stop style:position="8.999cm"/>
        </style:tab-stops>
      </style:paragraph-properties>
      <style:text-properties style:font-name="Calibri1"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15" style:family="paragraph" style:parent-style-name="Standard">
      <style:paragraph-properties>
        <style:tab-stops>
          <style:tab-stop style:position="0.499cm"/>
          <style:tab-stop style:position="8.999cm"/>
          <style:tab-stop style:position="13.203cm"/>
        </style:tab-stops>
      </style:paragraph-properties>
      <style:text-properties style:font-name="Calibri1"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6"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17"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18"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19"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20"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21" style:family="paragraph" style:parent-style-name="Standard" style:master-page-name="">
      <loext:graphic-properties draw:fill="none"/>
      <style:paragraph-properties fo:margin-left="0.499cm" fo:margin-right="0cm" fo:margin-top="0cm" fo:margin-bottom="0.199cm" loext: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1"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22"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1"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23"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1"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24" style:family="paragraph" style:parent-style-name="Standard">
      <style:paragraph-properties fo:margin-top="0cm" fo:margin-bottom="0.199cm" loext:contextual-spacing="false">
        <style:tab-stops>
          <style:tab-stop style:position="0.499cm"/>
          <style:tab-stop style:position="8.999cm"/>
        </style:tab-stops>
      </style:paragraph-properties>
      <style:text-properties style:font-name="Calibri1" fo:font-weight="bold" officeooo:rsid="0003f317" officeooo:paragraph-rsid="0003f317" style:font-weight-asian="bold" style:font-weight-complex="bold"/>
    </style:style>
    <style:style style:name="P25" style:family="paragraph" style:parent-style-name="Standard">
      <style:paragraph-properties fo:margin-top="0cm" fo:margin-bottom="0.199cm" loext:contextual-spacing="false">
        <style:tab-stops>
          <style:tab-stop style:position="0.499cm"/>
          <style:tab-stop style:position="8.999cm"/>
        </style:tab-stops>
      </style:paragraph-properties>
      <style:text-properties style:font-name="Calibri1"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26" style:family="paragraph" style:parent-style-name="Standard">
      <style:paragraph-properties fo:margin-top="0cm" fo:margin-bottom="0.199cm" loext:contextual-spacing="false">
        <style:tab-stops>
          <style:tab-stop style:position="0.499cm"/>
          <style:tab-stop style:position="8.999cm"/>
        </style:tab-stops>
      </style:paragraph-properties>
      <style:text-properties style:font-name="Calibri1"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7" style:family="paragraph" style:parent-style-name="Standard">
      <style:paragraph-properties fo:margin-top="0cm" fo:margin-bottom="0.199cm" loext:contextual-spacing="false">
        <style:tab-stops>
          <style:tab-stop style:position="0.499cm"/>
          <style:tab-stop style:position="8.999cm"/>
        </style:tab-stops>
      </style:paragraph-properties>
      <style:text-properties style:font-name="Calibri1"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28" style:family="paragraph" style:parent-style-name="Standard">
      <style:paragraph-properties fo:margin-top="0cm" fo:margin-bottom="0.199cm" loext:contextual-spacing="false">
        <style:tab-stops>
          <style:tab-stop style:position="0.499cm"/>
          <style:tab-stop style:position="8.999cm"/>
        </style:tab-stops>
      </style:paragraph-properties>
      <style:text-properties style:font-name="Calibri1" fo:font-size="9pt" fo:font-style="italic" fo:font-weight="bold" officeooo:rsid="0003f317" officeooo:paragraph-rsid="003395fd" style:font-size-asian="9pt" style:font-style-asian="italic" style:font-weight-asian="bold" style:font-size-complex="9pt" style:font-style-complex="italic" style:font-weight-complex="bold"/>
    </style:style>
    <style:style style:name="P29" style:family="paragraph" style:parent-style-name="Standard">
      <style:paragraph-properties fo:margin-top="0cm" fo:margin-bottom="0.199cm" loext:contextual-spacing="false">
        <style:tab-stops>
          <style:tab-stop style:position="0.499cm"/>
          <style:tab-stop style:position="2.487cm"/>
          <style:tab-stop style:position="8.999cm"/>
        </style:tab-stops>
      </style:paragraph-properties>
      <style:text-properties style:font-name="Calibri1"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30" style:family="paragraph" style:parent-style-name="Standard">
      <style:paragraph-properties fo:margin-top="0cm" fo:margin-bottom="0.199cm" loext:contextual-spacing="false">
        <style:tab-stops>
          <style:tab-stop style:position="0.499cm"/>
          <style:tab-stop style:position="8.999cm"/>
          <style:tab-stop style:position="13.203cm"/>
        </style:tab-stops>
      </style:paragraph-properties>
      <style:text-properties style:font-name="Calibri1" fo:font-size="9pt" fo:font-style="italic" fo:font-weight="bold" officeooo:rsid="0003f317" officeooo:paragraph-rsid="00144b66" style:font-size-asian="9pt" style:font-style-asian="italic" style:font-weight-asian="bold" style:font-size-complex="9pt" style:font-style-complex="italic" style:font-weight-complex="bold"/>
    </style:style>
    <style:style style:name="P31" style:family="paragraph" style:parent-style-name="Standard">
      <style:paragraph-properties fo:margin-top="0cm" fo:margin-bottom="0.199cm" loext:contextual-spacing="false">
        <style:tab-stops>
          <style:tab-stop style:position="0.499cm"/>
          <style:tab-stop style:position="8.999cm"/>
        </style:tab-stops>
      </style:paragraph-properties>
      <style:text-properties style:font-name="Calibri1"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2" style:family="paragraph" style:parent-style-name="Standard">
      <style:paragraph-properties fo:margin-top="0cm" fo:margin-bottom="0.199cm" loext:contextual-spacing="false">
        <style:tab-stops>
          <style:tab-stop style:position="0.499cm"/>
          <style:tab-stop style:position="4.498cm"/>
          <style:tab-stop style:position="8.8cm"/>
          <style:tab-stop style:position="12.801cm"/>
        </style:tab-stops>
      </style:paragraph-properties>
      <style:text-properties style:font-name="Calibri1" fo:font-size="9pt" fo:font-style="italic" fo:font-weight="bold" officeooo:rsid="0006b159" officeooo:paragraph-rsid="002259a3" style:font-size-asian="9pt" style:font-style-asian="italic" style:font-weight-asian="bold" style:font-size-complex="9pt" style:font-style-complex="italic" style:font-weight-complex="bold"/>
    </style:style>
    <style:style style:name="P33" style:family="paragraph" style:parent-style-name="Standard">
      <style:paragraph-properties fo:margin-top="0cm" fo:margin-bottom="0.199cm" loext:contextual-spacing="false">
        <style:tab-stops>
          <style:tab-stop style:position="0.499cm"/>
          <style:tab-stop style:position="2.699cm"/>
        </style:tab-stops>
      </style:paragraph-properties>
      <style:text-properties style:font-name="Calibri1" fo:font-size="9pt" fo:font-style="italic" fo:font-weight="bold" officeooo:rsid="0006b159" officeooo:paragraph-rsid="002c20e4" style:font-size-asian="9pt" style:font-style-asian="italic" style:font-weight-asian="bold" style:font-size-complex="9pt" style:font-style-complex="italic" style:font-weight-complex="bold"/>
    </style:style>
    <style:style style:name="P34" style:family="paragraph" style:parent-style-name="Standard">
      <style:paragraph-properties fo:margin-top="0cm" fo:margin-bottom="0.199cm" loext:contextual-spacing="false">
        <style:tab-stops>
          <style:tab-stop style:position="0.499cm"/>
          <style:tab-stop style:position="8.999cm"/>
          <style:tab-stop style:position="13.203cm"/>
        </style:tab-stops>
      </style:paragraph-properties>
      <style:text-properties style:font-name="Calibri1" officeooo:rsid="0003f317" officeooo:paragraph-rsid="0017c038"/>
    </style:style>
    <style:style style:name="P35" style:family="paragraph" style:parent-style-name="Standard">
      <style:paragraph-properties fo:margin-top="0.4cm" fo:margin-bottom="0.199cm" loext:contextual-spacing="false" fo:text-align="justify" style:justify-single-word="false">
        <style:tab-stops>
          <style:tab-stop style:position="0.499cm"/>
          <style:tab-stop style:position="8.999cm"/>
        </style:tab-stops>
      </style:paragraph-properties>
      <style:text-properties style:font-name="Calibri1"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36" style:family="paragraph" style:parent-style-name="Standard">
      <style:paragraph-properties fo:margin-top="0.4cm" fo:margin-bottom="0.199cm" loext:contextual-spacing="false">
        <style:tab-stops>
          <style:tab-stop style:position="0.499cm"/>
          <style:tab-stop style:position="8.999cm"/>
        </style:tab-stops>
      </style:paragraph-properties>
      <style:text-properties style:font-name="Calibri1"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37" style:family="paragraph" style:parent-style-name="Standard">
      <style:paragraph-properties fo:margin-top="0.4cm" fo:margin-bottom="0.199cm" loext:contextual-spacing="false">
        <style:tab-stops>
          <style:tab-stop style:position="0.499cm"/>
          <style:tab-stop style:position="8.999cm"/>
        </style:tab-stops>
      </style:paragraph-properties>
      <style:text-properties style:font-name="Calibri1"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8" style:family="paragraph" style:parent-style-name="Standard">
      <style:paragraph-properties fo:margin-top="0.4cm" fo:margin-bottom="0.199cm" loext:contextual-spacing="false">
        <style:tab-stops>
          <style:tab-stop style:position="0.499cm"/>
          <style:tab-stop style:position="8.999cm"/>
        </style:tab-stops>
      </style:paragraph-properties>
      <style:text-properties style:font-name="Calibri1"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4cm" fo:margin-bottom="0.199cm" loext:contextual-spacing="false">
        <style:tab-stops>
          <style:tab-stop style:position="0.499cm"/>
          <style:tab-stop style:position="2.487cm"/>
          <style:tab-stop style:position="8.999cm"/>
        </style:tab-stops>
      </style:paragraph-properties>
      <style:text-properties style:font-name="Calibri1"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40" style:family="paragraph" style:parent-style-name="Standard">
      <style:paragraph-properties fo:margin-top="0.4cm" fo:margin-bottom="0.199cm" loext:contextual-spacing="false">
        <style:tab-stops>
          <style:tab-stop style:position="0.499cm"/>
          <style:tab-stop style:position="8.999cm"/>
        </style:tab-stops>
      </style:paragraph-properties>
      <style:text-properties style:font-name="Calibri1"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41" style:family="paragraph" style:parent-style-name="Standard">
      <style:paragraph-properties fo:margin-top="0.4cm" fo:margin-bottom="0.199cm" loext:contextual-spacing="false">
        <style:tab-stops>
          <style:tab-stop style:position="0.499cm"/>
          <style:tab-stop style:position="8.999cm"/>
        </style:tab-stops>
      </style:paragraph-properties>
      <style:text-properties style:font-name="Calibri1" fo:font-weight="bold" officeooo:rsid="0018b4b6" officeooo:paragraph-rsid="0018b4b6" style:font-weight-asian="bold" style:font-weight-complex="bold"/>
    </style:style>
    <style:style style:name="P42" style:family="paragraph" style:parent-style-name="Standard">
      <style:paragraph-properties fo:margin-top="0.4cm" fo:margin-bottom="0.199cm" loext:contextual-spacing="false">
        <style:tab-stops>
          <style:tab-stop style:position="0.499cm"/>
          <style:tab-stop style:position="8.999cm"/>
        </style:tab-stops>
      </style:paragraph-properties>
      <style:text-properties style:font-name="Calibri1" fo:font-weight="bold" officeooo:rsid="00155a58" officeooo:paragraph-rsid="003395fd" style:font-weight-asian="bold" style:font-weight-complex="bold"/>
    </style:style>
    <style:style style:name="P43" style:family="paragraph" style:parent-style-name="Standard">
      <style:paragraph-properties fo:margin-top="0.4cm" fo:margin-bottom="0.199cm" loext:contextual-spacing="false" fo:break-before="page">
        <style:tab-stops>
          <style:tab-stop style:position="0.499cm"/>
          <style:tab-stop style:position="8.999cm"/>
        </style:tab-stops>
      </style:paragraph-properties>
      <style:text-properties style:font-name="Calibri1"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44" style:family="paragraph" style:parent-style-name="Standard">
      <style:paragraph-properties fo:margin-top="0cm" fo:margin-bottom="0cm" loext:contextual-spacing="false">
        <style:tab-stops>
          <style:tab-stop style:position="0.499cm"/>
          <style:tab-stop style:position="2.487cm"/>
          <style:tab-stop style:position="8.999cm"/>
        </style:tab-stops>
      </style:paragraph-properties>
      <style:text-properties style:font-name="Calibri1"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45"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1" fo:font-size="14pt" fo:font-weight="bold" officeooo:rsid="002f8a20" officeooo:paragraph-rsid="003395fd" style:font-size-asian="14pt" style:font-weight-asian="bold" style:font-size-complex="14pt" style:font-weight-complex="bold"/>
    </style:style>
    <style:style style:name="P46"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588e0" officeooo:paragraph-rsid="003395fd" style:font-size-asian="9pt" style:font-style-asian="italic" style:font-weight-asian="bold" style:font-size-complex="9pt" style:font-style-complex="italic" style:font-weight-complex="bold"/>
    </style:style>
    <style:style style:name="P47"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085cm"/>
          <style:tab-stop style:position="8.999cm"/>
        </style:tab-stops>
      </style:paragraph-properties>
      <style:text-properties style:font-name="Calibri1" fo:font-size="11pt" fo:font-style="normal" fo:font-weight="normal" officeooo:rsid="0006b159" officeooo:paragraph-rsid="00358e2c" style:font-size-asian="11pt" style:font-style-asian="normal" style:font-weight-asian="normal" style:font-size-complex="11pt" style:font-style-complex="normal" style:font-weight-complex="normal"/>
    </style:style>
    <style:style style:name="P48"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1"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49" style:family="paragraph" style:parent-style-name="Standard">
      <loext:graphic-properties draw:fill="none"/>
      <style:paragraph-properties fo:margin-left="0.499cm" fo:margin-right="0cm" fo:margin-top="0cm" fo:margin-bottom="0cm" loext: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1"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50" style:family="paragraph" style:parent-style-name="Standard" style:master-page-name="">
      <loext:graphic-properties draw:fill="none"/>
      <style:paragraph-properties fo:margin-left="0.499cm" fo:margin-right="0cm" fo:margin-top="0cm" fo:margin-bottom="0cm" loext: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1"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51" style:family="paragraph">
      <style:paragraph-properties fo:text-align="start"/>
      <style:text-properties style:text-line-through-style="none" style:text-line-through-type="none" style:font-name="Calibri" fo:font-size="11pt" fo:font-style="normal" style:text-underline-style="none" fo:font-weight="normal"/>
    </style:style>
    <style:style style:name="P52" style:family="paragraph">
      <style:paragraph-properties fo:text-align="start"/>
      <style:text-properties fo:font-variant="normal" fo:text-transform="none" style:text-line-through-style="none" style:text-line-through-type="none" style:font-name="Calibri" fo:font-size="11pt" fo:font-style="normal" style:text-underline-style="none" fo:font-weight="normal" fo:background-color="transparent"/>
    </style:style>
    <style:style style:name="T1" style:family="text">
      <style:text-properties fo:font-variant="normal" fo:text-transform="none" fo:background-color="transparent"/>
    </style:style>
    <style:style style:name="T2" style:family="text">
      <style:text-properties officeooo:rsid="000588e0"/>
    </style:style>
    <style:style style:name="T3" style:family="text">
      <style:text-properties fo:font-weight="bold" officeooo:rsid="0006b159" style:font-weight-asian="bold" style:font-weight-complex="bold"/>
    </style:style>
    <style:style style:name="T4" style:family="text">
      <style:text-properties fo:font-weight="bold" officeooo:rsid="002259a3" style:font-weight-asian="bold" style:font-weight-complex="bold"/>
    </style:style>
    <style:style style:name="T5" style:family="text">
      <style:text-properties fo:font-size="11pt" fo:font-style="normal" officeooo:rsid="00088e3c" style:font-size-asian="11pt" style:font-style-asian="normal" style:font-size-complex="11pt" style:font-style-complex="normal"/>
    </style:style>
    <style:style style:name="T6" style:family="text">
      <style:text-properties fo:font-size="11pt" fo:font-style="normal" officeooo:rsid="0021e97c" style:font-size-asian="11pt" style:font-style-asian="normal" style:font-size-complex="11pt" style:font-style-complex="normal"/>
    </style:style>
    <style:style style:name="T7" style:family="text">
      <style:text-properties fo:font-size="11pt" fo:font-style="normal" officeooo:rsid="002259a3" style:font-size-asian="11pt" style:font-style-asian="normal" style:font-size-complex="11pt" style:font-style-complex="normal"/>
    </style:style>
    <style:style style:name="T8" style:family="text">
      <style:text-properties fo:font-size="11pt" fo:font-style="normal" officeooo:rsid="002422e9" style:font-size-asian="11pt" style:font-style-asian="normal" style:font-size-complex="11pt" style:font-style-complex="normal"/>
    </style:style>
    <style:style style:name="T9" style:family="text">
      <style:text-properties officeooo:rsid="000be998"/>
    </style:style>
    <style:style style:name="T10" style:family="text">
      <style:text-properties officeooo:rsid="00144b66"/>
    </style:style>
    <style:style style:name="T11" style:family="text">
      <style:text-properties officeooo:rsid="0017c038"/>
    </style:style>
    <style:style style:name="T12" style:family="text">
      <style:text-properties fo:font-size="9pt" fo:font-style="italic" fo:font-weight="bold" style:font-size-asian="9pt" style:font-style-asian="italic" style:font-weight-asian="bold" style:font-size-complex="9pt" style:font-style-complex="italic" style:font-weight-complex="bold"/>
    </style:style>
    <style:style style:name="T13"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14" style:family="text">
      <style:text-properties officeooo:rsid="001c70cf"/>
    </style:style>
    <style:style style:name="T15" style:family="text">
      <style:text-properties officeooo:rsid="0021e97c"/>
    </style:style>
    <style:style style:name="T16" style:family="text">
      <style:text-properties officeooo:rsid="002259a3"/>
    </style:style>
    <style:style style:name="T17" style:family="text">
      <style:text-properties officeooo:rsid="0023b228"/>
    </style:style>
    <style:style style:name="T18" style:family="text">
      <style:text-properties officeooo:rsid="002c20e4"/>
    </style:style>
    <style:style style:name="T19" style:family="text">
      <style:text-properties officeooo:rsid="002de0fd"/>
    </style:style>
    <style:style style:name="T20" style:family="text">
      <style:text-properties officeooo:rsid="002ff8d7"/>
    </style:style>
    <style:style style:name="T21" style:family="text">
      <style:text-properties officeooo:rsid="0031a185"/>
    </style:style>
    <style:style style:name="gr1" style:family="graphic">
      <style:graphic-properties draw:textarea-vertical-align="middle" fo:background-color="#cfe7f5"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ackground-color="#cfe7f5"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top" fo:background-color="#cfe7f5" fo:border="non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Name"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form:control-implementation="ooo:com.sun.star.form.component.TextField" xml:id="control2" form:id="control2" form:tab-index="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8" form:max-length="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weiblich" form:control-implementation="ooo:com.sun.star.form.component.CheckBox" xml:id="control13" form:id="control13" form:label="weiblich" form:tab-index="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nännlich" form:control-implementation="ooo:com.sun.star.form.component.CheckBox" xml:id="control14" form:id="control14" form:label="männlich" form:tab-index="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Name Mutter" form:control-implementation="ooo:com.sun.star.form.component.TextField" xml:id="control15" form:id="control15" form:tab-index="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6" form:id="control16" form:tab-index="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7" form:id="control17" form:tab-index="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8" form:id="control18" form:tab-index="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9" form:id="control19" form:tab-index="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20" form:id="control20" form:tab-index="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21" form:id="control21" form:tab-index="2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2" form:id="control22" form:tab-index="2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3" form:id="control23" form:tab-index="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4" form:id="control24" form:tab-index="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5" form:id="control25" form:tab-index="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6" form:id="control26" form:tab-index="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7" form:id="control27" form:tab-index="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8" form:id="control28" form:tab-index="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ev. Religionslehre" form:control-implementation="ooo:com.sun.star.form.component.CheckBox" xml:id="control29" form:id="control29" form:label="ev. Religionslehre" form:tab-index="37"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praktische Philosophie" form:control-implementation="ooo:com.sun.star.form.component.CheckBox" xml:id="control30" form:id="control30" form:label="praktische Philosophie" form:tab-index="4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area form:name="Bemerkungen" form:control-implementation="ooo:com.sun.star.form.component.TextField" xml:id="control31" form:id="control31" form:tab-index="55"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32" form:id="control32" form:tab-index="56"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33" form:id="control33" form:tab-index="57"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4" form:id="control34" form:tab-index="17" form:max-length="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Namenszusatz" form:control-implementation="ooo:com.sun.star.form.component.TextField" xml:id="control35" form:id="control35" form:tab-index="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6" form:id="control36" form:label="Ja" form:tab-index="18"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Geburtsland" form:control-implementation="ooo:com.sun.star.form.component.TextField" xml:id="control37" form:id="control37" form:tab-index="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8" form:id="control38" form:tab-index="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9" form:id="control39" form:tab-index="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40" form:id="control40" form:tab-index="2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41" form:id="control41" form:tab-index="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kath. Religionslehre" form:control-implementation="ooo:com.sun.star.form.component.CheckBox" xml:id="control42" form:id="control42" form:label="kath. Religionslehre" form:tab-index="38"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isl. Religionslehre" form:control-implementation="ooo:com.sun.star.form.component.CheckBox" xml:id="control43" form:id="control43" form:label="isl. Religionslehre" form:tab-index="39"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keine" form:control-implementation="ooo:com.sun.star.form.component.CheckBox" xml:id="control44" form:id="control44" form:label="keine" form:tab-index="4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Übermittagbetreuung" form:control-implementation="ooo:com.sun.star.form.component.CheckBox" xml:id="control45" form:id="control45" form:label="Übermittagbetreuung" form:tab-index="4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Einschulungsjahr" form:control-implementation="ooo:com.sun.star.form.component.TextField" xml:id="control46" form:id="control46" form:tab-index="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vorzeitig" form:control-implementation="ooo:com.sun.star.form.component.CheckBox" xml:id="control47" form:id="control47" form:label="vorzeitig" form:tab-index="4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normal" form:control-implementation="ooo:com.sun.star.form.component.CheckBox" xml:id="control48" form:id="control48" form:label="normal" form:tab-index="4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zurückgestellt" form:control-implementation="ooo:com.sun.star.form.component.CheckBox" xml:id="control49" form:id="control49" form:label="zurückgestellt" form:tab-index="46"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Grundschule" form:control-implementation="ooo:com.sun.star.form.component.TextField" xml:id="control50" form:id="control50" form:tab-index="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GY" form:control-implementation="ooo:com.sun.star.form.component.CheckBox" xml:id="control51" form:id="control51" form:label="GY" form:tab-index="48"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GY/RS" form:control-implementation="ooo:com.sun.star.form.component.CheckBox" xml:id="control52" form:id="control52" form:label="GY/RS" form:tab-index="49"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S" form:control-implementation="ooo:com.sun.star.form.component.CheckBox" xml:id="control53" form:id="control53" form:label="RS" form:tab-index="5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S/HS" form:control-implementation="ooo:com.sun.star.form.component.CheckBox" xml:id="control54" form:id="control54" form:label="RS/HS" form:tab-index="5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HS" form:control-implementation="ooo:com.sun.star.form.component.CheckBox" xml:id="control55" form:id="control55" form:label="HS" form:tab-index="5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Wiederholte Jahrgänge" form:control-implementation="ooo:com.sun.star.form.component.TextField" xml:id="control56" form:id="control56" form:tab-index="5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Übersprungene Jahrgänge" form:control-implementation="ooo:com.sun.star.form.component.TextField" xml:id="control57" form:id="control57" form:tab-index="5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ufnahmebogen <text:span text:style-name="T20">weiterführende Schule</text:span></text:p>
      <text:p text:style-name="P7"/>
      <text:p text:style-name="P24">Schüler<text:span text:style-name="T10">in / Schüler</text:span></text:p>
      <text:p text:style-name="P8"><text:tab/>Name<text:tab/><text:span text:style-name="T2">Vorname</text:span></text:p>
      <text:p text:style-name="P25"><text:tab/><draw:control text:anchor-type="as-char" draw:z-index="0" draw:style-name="gr1" draw:text-style-name="P51" svg:width="8cm" svg:height="0.56cm" draw:control="control1"/><text:tab/><draw:control text:anchor-type="as-char" draw:z-index="1" draw:style-name="gr1" draw:text-style-name="P51" svg:width="8cm" svg:height="0.56cm" draw:control="control2"/></text:p>
      <text:p text:style-name="P10"><text:tab/><text:span text:style-name="T10">Namenszusatz<text:tab/>Geschlecht</text:span></text:p>
      <text:p text:style-name="P30"><text:tab/><draw:control text:anchor-type="as-char" draw:z-index="34" draw:style-name="gr1" draw:text-style-name="P52" svg:width="8cm" svg:height="0.56cm" draw:control="control35"/><text:span text:style-name="T2"><text:tab/></text:span><text:span text:style-name="T2"><draw:control text:anchor-type="as-char" draw:z-index="12" draw:style-name="gr2" draw:text-style-name="P51" svg:width="3.751cm" svg:height="0.56cm" draw:control="control13"/></text:span><text:span text:style-name="T2"><text:tab/></text:span><text:span text:style-name="T2"><draw:control text:anchor-type="as-char" draw:z-index="13" draw:style-name="gr2" draw:text-style-name="P51" svg:width="3.751cm" svg:height="0.56cm" draw:control="control14"/></text:span></text:p>
      <text:p text:style-name="P9"><text:tab/><text:span text:style-name="T2">Straße Nr.<text:tab/>PLZ Ort</text:span></text:p>
      <text:p text:style-name="P25"><text:tab/><draw:control text:anchor-type="as-char" draw:z-index="2" draw:style-name="gr1" draw:text-style-name="P51" svg:width="8cm" svg:height="0.56cm" draw:control="control3"/><text:tab/><draw:control text:anchor-type="as-char" draw:z-index="3" draw:style-name="gr1" draw:text-style-name="P52" svg:width="8cm" svg:height="0.56cm" draw:control="control4"/></text:p>
      <text:p text:style-name="P9"><text:tab/><text:span text:style-name="T2">Geburtsdatum<text:tab/>Geburtsort</text:span></text:p>
      <text:p text:style-name="P25"><text:tab/><draw:control text:anchor-type="as-char" draw:z-index="4" draw:style-name="gr1" draw:text-style-name="P52" svg:width="8cm" svg:height="0.56cm" draw:control="control5"/><text:tab/><draw:control text:anchor-type="as-char" draw:z-index="5" draw:style-name="gr1" draw:text-style-name="P51" svg:width="8cm" svg:height="0.56cm" draw:control="control6"/></text:p>
      <text:p text:style-name="P19"><text:tab/>1. Staatsangehörigkeit<text:tab/>2. Staatsangehörigkeit</text:p>
      <text:p text:style-name="P25"><text:tab/><draw:control text:anchor-type="as-char" draw:z-index="6" draw:style-name="gr1" draw:text-style-name="P52" svg:width="8cm" svg:height="0.56cm" draw:control="control7"/><text:tab/><draw:control text:anchor-type="as-char" draw:z-index="7" draw:style-name="gr1" draw:text-style-name="P52" svg:width="8cm" svg:height="0.56cm" draw:control="control8"/></text:p>
      <text:p text:style-name="P9"><text:tab/><text:span text:style-name="T2">Konfession (Religion)</text:span></text:p>
      <text:p text:style-name="P27"><text:tab/><draw:control text:anchor-type="as-char" draw:z-index="8" draw:style-name="gr1" draw:text-style-name="P52" svg:width="8cm" svg:height="0.56cm" draw:control="control9"/></text:p>
      <text:p text:style-name="P41">Migrationshintergrund, falls vorhanden</text:p>
      <text:p text:style-name="P11"><text:tab/><text:span text:style-name="T2">Geburtsland</text:span></text:p>
      <text:p text:style-name="P27"><text:tab/><draw:control text:anchor-type="as-char" draw:z-index="36" draw:style-name="gr1" draw:text-style-name="P52" svg:width="8cm" svg:height="0.56cm" draw:control="control37"/></text:p>
      <text:p text:style-name="P11"><text:tab/><text:span text:style-name="T2">Geburtsland Mutter<text:tab/>Geburtsland Vater</text:span></text:p>
      <text:p text:style-name="P25"><text:tab/><draw:control text:anchor-type="as-char" draw:z-index="9" draw:style-name="gr1" draw:text-style-name="P52" svg:width="8cm" svg:height="0.56cm" draw:control="control10"/><text:tab/><draw:control text:anchor-type="as-char" draw:z-index="10" draw:style-name="gr1" draw:text-style-name="P52" svg:width="8cm" svg:height="0.56cm" draw:control="control11"/></text:p>
      <text:p text:style-name="P15"><text:tab/><text:span text:style-name="T11">Verkehrssprache in der Familie<text:tab/>Zuzugsjahr<text:tab/>Aussiedler</text:span></text:p>
      <text:p text:style-name="P34"><text:span text:style-name="T12"><text:tab/></text:span><text:span text:style-name="T12"><draw:control text:anchor-type="as-char" draw:z-index="11" draw:style-name="gr1" draw:text-style-name="P52" svg:width="8cm" svg:height="0.56cm" draw:control="control12"/></text:span><text:span text:style-name="T12"><text:tab/></text:span><text:span text:style-name="T12"><draw:control text:anchor-type="as-char" draw:z-index="33" draw:style-name="gr1" draw:text-style-name="P52" svg:width="3.751cm" svg:height="0.56cm" draw:control="control34"/></text:span><text:span text:style-name="T12"><text:tab/></text:span><text:span text:style-name="T13"><draw:control text:anchor-type="as-char" draw:z-index="35" draw:style-name="gr2" draw:text-style-name="P51" svg:width="3.751cm" svg:height="0.56cm" draw:control="control36"/></text:span></text:p>
      <text:p text:style-name="P39"><text:span text:style-name="T6">Mutter, </text:span><text:span text:style-name="T7">sofern erziehungsberechtigt</text:span></text:p>
      <text:p text:style-name="P44"><text:tab/><text:span text:style-name="T15">Titel<text:tab/>Name<text:tab/>Vorname</text:span></text:p>
      <text:p text:style-name="P29"><text:tab/><draw:control text:anchor-type="as-char" draw:z-index="37" draw:style-name="gr1" draw:text-style-name="P52" svg:width="1.5cm" svg:height="0.56cm" draw:control="control38"/><text:tab/><draw:control text:anchor-type="as-char" draw:z-index="14" draw:style-name="gr1" draw:text-style-name="P52" svg:width="6.002cm" svg:height="0.56cm" draw:control="control15"/><text:tab/><draw:control text:anchor-type="as-char" draw:z-index="15" draw:style-name="gr1" draw:text-style-name="P52" svg:width="8cm" svg:height="0.56cm" draw:control="control16"/></text:p>
      <text:p text:style-name="P12"><text:tab/><text:span text:style-name="T2">Straße Nr. (falls abweichend)<text:tab/>PLZ Ort (falls abweichend)</text:span></text:p>
      <text:p text:style-name="P26"><text:tab/><draw:control text:anchor-type="as-char" draw:z-index="16" draw:style-name="gr1" draw:text-style-name="P52" svg:width="8cm" svg:height="0.56cm" draw:control="control17"/><text:tab/><draw:control text:anchor-type="as-char" draw:z-index="17" draw:style-name="gr1" draw:text-style-name="P52" svg:width="8cm" svg:height="0.56cm" draw:control="control18"/></text:p>
      <text:p text:style-name="P18"><text:tab/><text:span text:style-name="T16">Festnetztelefon priv.</text:span><text:tab/>Handy priv.</text:p>
      <text:p text:style-name="P26"><text:tab/><draw:control text:anchor-type="as-char" draw:z-index="18" draw:style-name="gr1" draw:text-style-name="P52" svg:width="8cm" svg:height="0.56cm" draw:control="control19"/><text:tab/><draw:control text:anchor-type="as-char" draw:z-index="19" draw:style-name="gr1" draw:text-style-name="P52" svg:width="8cm" svg:height="0.56cm" draw:control="control20"/></text:p>
      <text:p text:style-name="P18"><text:tab/>Tel. dienstl.<text:tab/>E-Mail</text:p>
      <text:p text:style-name="P26"><text:tab/><draw:control text:anchor-type="as-char" draw:z-index="20" draw:style-name="gr1" draw:text-style-name="P52" svg:width="8cm" svg:height="0.56cm" draw:control="control21"/><text:tab/><draw:control text:anchor-type="as-char" draw:z-index="21" draw:style-name="gr1" draw:text-style-name="P52" svg:width="8cm" svg:height="0.56cm" draw:control="control22"/></text:p>
      <text:p text:style-name="P38"><text:span text:style-name="T3">Vater, </text:span><text:span text:style-name="T4">sofern erziehungsberechtigt</text:span></text:p>
      <text:p text:style-name="P14"><text:tab/><text:span text:style-name="T14">Titel<text:tab/>Name<text:tab/>Vorname</text:span></text:p>
      <text:p text:style-name="P29"><text:tab/><draw:control text:anchor-type="as-char" draw:z-index="38" draw:style-name="gr1" draw:text-style-name="P52" svg:width="1.5cm" svg:height="0.56cm" draw:control="control39"/><text:tab/><draw:control text:anchor-type="as-char" draw:z-index="39" draw:style-name="gr1" draw:text-style-name="P52" svg:width="6.002cm" svg:height="0.56cm" draw:control="control40"/><text:tab/><draw:control text:anchor-type="as-char" draw:z-index="40" draw:style-name="gr1" draw:text-style-name="P52" svg:width="8cm" svg:height="0.56cm" draw:control="control41"/></text:p>
      <text:p text:style-name="P12"><text:tab/><text:span text:style-name="T2">Straße Nr. (falls abweichend)<text:tab/>PLZ Ort (falls abweichend)</text:span></text:p>
      <text:p text:style-name="P26"><text:tab/><draw:control text:anchor-type="as-char" draw:z-index="24" draw:style-name="gr1" draw:text-style-name="P52" svg:width="8cm" svg:height="0.56cm" draw:control="control25"/><text:tab/><draw:control text:anchor-type="as-char" draw:z-index="25" draw:style-name="gr1" draw:text-style-name="P52" svg:width="8cm" svg:height="0.56cm" draw:control="control26"/></text:p>
      <text:p text:style-name="P20"><text:tab/><text:span text:style-name="T16">Festnetztelefon priv.</text:span><text:tab/>Handy priv.</text:p>
      <text:p text:style-name="P26"><text:tab/><draw:control text:anchor-type="as-char" draw:z-index="26" draw:style-name="gr1" draw:text-style-name="P52" svg:width="8cm" svg:height="0.56cm" draw:control="control27"/><text:tab/><draw:control text:anchor-type="as-char" draw:z-index="27" draw:style-name="gr1" draw:text-style-name="P52" svg:width="8cm" svg:height="0.56cm" draw:control="control28"/></text:p>
      <text:p text:style-name="P18"><text:tab/>Tel. dienstl.<text:tab/>E-Mail</text:p>
      <text:p text:style-name="P26"><text:tab/><draw:control text:anchor-type="as-char" draw:z-index="22" draw:style-name="gr1" draw:text-style-name="P52" svg:width="8cm" svg:height="0.56cm" draw:control="control23"/><text:tab/><draw:control text:anchor-type="as-char" draw:z-index="23" draw:style-name="gr1" draw:text-style-name="P52" svg:width="8cm" svg:height="0.56cm" draw:control="control24"/></text:p>
      <text:p text:style-name="P36"/>
      <text:p text:style-name="P43"><text:span text:style-name="T21">Teilnahme am Religionsu</text:span>nterricht <text:span text:style-name="T19">(in der Regel die eigene Konfession)</text:span></text:p>
      <text:p text:style-name="P32"><text:tab/><text:span text:style-name="T19">Teilnehmen an</text:span><text:line-break/><text:tab/><text:span text:style-name="T2"><draw:control text:anchor-type="as-char" draw:z-index="28" draw:style-name="gr2" draw:text-style-name="P51" svg:width="3.5cm" svg:height="0.56cm" draw:control="control29"/></text:span><text:span text:style-name="T2"><text:tab/></text:span><text:span text:style-name="T2"><draw:control text:anchor-type="as-char" draw:z-index="41" draw:style-name="gr2" draw:text-style-name="P51" svg:width="3.8cm" svg:height="0.56cm" draw:control="control42"/></text:span><text:span text:style-name="T2"><text:tab/></text:span><text:span text:style-name="T2"><draw:control text:anchor-type="as-char" draw:z-index="42" draw:style-name="gr2" draw:text-style-name="P51" svg:width="3.5cm" svg:height="0.56cm" draw:control="control43"/></text:span><text:span text:style-name="T2"><text:tab/></text:span><text:span text:style-name="T2"><draw:control text:anchor-type="as-char" draw:z-index="29" draw:style-name="gr2" draw:text-style-name="P51" svg:width="4.19cm" svg:height="0.56cm" draw:control="control30"/></text:span></text:p>
      <text:p text:style-name="P37">Betreuung</text:p>
      <text:p text:style-name="P33"><text:tab/><text:span text:style-name="T18">Ich wünsche folgende Betreuung</text:span><text:line-break/><text:tab/><text:span text:style-name="T2"><draw:control text:anchor-type="as-char" draw:z-index="43" draw:style-name="gr2" draw:text-style-name="P51" svg:width="1.701cm" svg:height="0.56cm" draw:control="control44"/></text:span><text:span text:style-name="T2"><text:tab/></text:span><text:span text:style-name="T2"><draw:control text:anchor-type="as-char" draw:z-index="44" draw:style-name="gr2" draw:text-style-name="P51" svg:width="4.1cm" svg:height="0.56cm" draw:control="control45"/></text:span></text:p>
      <text:p text:style-name="P42">Grundschulbesuch</text:p>
      <text:p text:style-name="P13"><text:tab/><text:span text:style-name="T2">Einschulungsjahr<text:tab/>Einschulungsart</text:span></text:p>
      <text:p text:style-name="P28"><text:tab/><draw:control text:anchor-type="as-char" draw:z-index="45" draw:style-name="gr1" draw:text-style-name="P52" svg:width="8cm" svg:height="0.56cm" draw:control="control46"/><text:tab/><text:span text:style-name="T2"><draw:control text:anchor-type="as-char" draw:z-index="46" draw:style-name="gr2" draw:text-style-name="P51" svg:width="2.087cm" svg:height="0.56cm" draw:control="control47"/></text:span><text:span text:style-name="T2"> <text:s text:c="6"/></text:span><text:span text:style-name="T2"><draw:control text:anchor-type="as-char" draw:z-index="47" draw:style-name="gr2" draw:text-style-name="P51" svg:width="1.938cm" svg:height="0.56cm" draw:control="control48"/></text:span><text:span text:style-name="T2"><text:s text:c="6"/></text:span><text:span text:style-name="T2"><draw:control text:anchor-type="as-char" draw:z-index="48" draw:style-name="gr2" draw:text-style-name="P51" svg:width="2.883cm" svg:height="0.56cm" draw:control="control49"/></text:span></text:p>
      <text:p text:style-name="P46"><text:tab/>Name der Grundschule<text:tab/>Übergangsempfehlung</text:p>
      <text:p text:style-name="P28"><text:tab/><draw:control text:anchor-type="as-char" draw:z-index="49" draw:style-name="gr1" draw:text-style-name="P52" svg:width="8cm" svg:height="0.56cm" draw:control="control50"/><text:tab/><text:span text:style-name="T2"><draw:control text:anchor-type="as-char" draw:z-index="50" draw:style-name="gr2" draw:text-style-name="P51" svg:width="1.068cm" svg:height="0.56cm" draw:control="control51"/></text:span><text:span text:style-name="T2"> <text:s text:c="5"/></text:span><text:span text:style-name="T2"><draw:control text:anchor-type="as-char" draw:z-index="51" draw:style-name="gr2" draw:text-style-name="P51" svg:width="1.601cm" svg:height="0.56cm" draw:control="control52"/></text:span><text:span text:style-name="T2"><text:s text:c="6"/></text:span><text:span text:style-name="T2"><draw:control text:anchor-type="as-char" draw:z-index="52" draw:style-name="gr2" draw:text-style-name="P51" svg:width="1.04cm" svg:height="0.56cm" draw:control="control53"/></text:span><text:span text:style-name="T2"><text:s text:c="6"/></text:span><text:span text:style-name="T2"><draw:control text:anchor-type="as-char" draw:z-index="53" draw:style-name="gr2" draw:text-style-name="P51" svg:width="1.601cm" svg:height="0.56cm" draw:control="control54"/></text:span><text:span text:style-name="T2"><text:s text:c="5"/></text:span><text:span text:style-name="T2"><draw:control text:anchor-type="as-char" draw:z-index="54" draw:style-name="gr2" draw:text-style-name="P51" svg:width="1.019cm" svg:height="0.56cm" draw:control="control55"/></text:span></text:p>
      <text:p text:style-name="P46"><text:tab/>Wiederholte Jahrgänge<text:tab/>Übersprungene Jahrgänge</text:p>
      <text:p text:style-name="P28"><text:tab/><draw:control text:anchor-type="as-char" draw:z-index="55" draw:style-name="gr1" draw:text-style-name="P52" svg:width="8cm" svg:height="0.56cm" draw:control="control56"/><text:tab/><draw:control text:anchor-type="as-char" draw:z-index="56" draw:style-name="gr1" draw:text-style-name="P52" svg:width="8cm" svg:height="0.56cm" draw:control="control57"/></text:p>
      <text:p text:style-name="P40"><text:span text:style-name="T5">S</text:span><text:span text:style-name="T8">o</text:span><text:span text:style-name="T5">nstiges</text:span><text:tab/></text:p>
      <text:p text:style-name="P17"><text:tab/><text:span text:style-name="T19">Gesundheitliche Beeinträchtigungen / körperliche Behinderungen / sonderpädagogischer Förderbedarf etc.</text:span></text:p>
      <text:p text:style-name="P31"><text:tab/><draw:control text:anchor-type="as-char" draw:z-index="30" draw:style-name="gr3" draw:text-style-name="P52" svg:width="16.5cm" svg:height="2.241cm" draw:control="control31"/></text:p>
      <text:p text:style-name="P16"><text:tab/>Ich möchte <text:span text:style-name="T19">mit folgenden Mitschülern in eine Klasse (max. zwei Nennungen)</text:span></text:p>
      <text:p text:style-name="P31"><text:tab/><draw:control text:anchor-type="as-char" draw:z-index="31" draw:style-name="gr1" draw:text-style-name="P52" svg:width="16.5cm" svg:height="1.121cm" draw:control="control32"/></text:p>
      <text:p text:style-name="P35">Notfallkontakt</text:p>
      <text:p text:style-name="P21">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23">Notfallkontakte</text:p>
      <text:p text:style-name="P22"><draw:control text:anchor-type="as-char" draw:z-index="32" draw:style-name="gr1" draw:text-style-name="P52" svg:width="16.5cm" svg:height="2.357cm" draw:control="control33"/></text:p>
      <text:p text:style-name="P5"/>
      <text:p text:style-name="P6">Hinweis</text:p>
      <text:p text:style-name="P50">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49"/>
      <text:p text:style-name="P49"/>
      <text:p text:style-name="P4">Hiermit bestätige ich die Richtigkeit meiner Angaben. Änderungen werde ich der Schule umgehend mitteilen. </text:p>
      <text:p text:style-name="P1"/>
      <text:p text:style-name="P1"/>
      <text:p text:style-name="P47">_____________________________<text:tab/></text:p>
      <text:p text:style-name="P47"><text:span text:style-name="T17">Ort, Datum</text:span></text:p>
      <text:p text:style-name="P47"/>
      <text:p text:style-name="P47"/>
      <text:p text:style-name="P47">________________________________________________________<text:line-break/>Unterschrift des/der Erziehungsberechtigten</text:p>
      <text:p text:style-name="P1"/>
      <text:p text:style-name="P1"/>
      <text:p text:style-name="P3"/>
      <text:p text:style-name="P2">(Für die Anmeldung genügt die Unterschrift eines <text:span text:style-name="T9">Elternteils</text:span>. Nach § 1686 BGB ist dieser <text:span text:style-name="T9">Elternteil</text:span> verpflichtet, das andere sorgeberechtigte Elternteil über die Anmeldung und schulische Belange zu informieren und erforderliche Einverständnisse einzuholen. <text:span text:style-name="T9">Dies gilt insbesondere, wenn beide Elternteile getrennt leben oder geschieden s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09:48:29.078000000</meta:creation-date>
    <dc:date>2018-10-19T17:01:40.131000000</dc:date>
    <meta:editing-duration>P1DT1H11M14S</meta:editing-duration>
    <meta:editing-cycles>31</meta:editing-cycles>
    <meta:generator>LibreOffice/6.0.6.2$Windows_X86_64 LibreOffice_project/0c292870b25a325b5ed35f6b45599d2ea4458e77</meta:generator>
    <meta:document-statistic meta:table-count="0" meta:image-count="0" meta:object-count="0" meta:page-count="3" meta:paragraph-count="66" meta:word-count="339" meta:character-count="2906" meta:non-whitespace-character-count="2495"/>
  </office:meta>
</office:document-meta>
</file>